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normal" fo:background-color="transparent" style:font-weight-asian="normal" style:font-weight-complex="normal"/>
    </style:style>
    <style:style style:name="P2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3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2pt" fo:font-weight="normal" fo:background-color="transparent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555555" style:font-name="Arial1" fo:font-size="10.5pt" fo:font-weight="normal" fo:background-color="transparent" style:font-size-asian="10.5pt" style:font-weight-asian="normal" style:font-name-complex="Arial2" style:font-size-complex="10.5pt" style:font-weight-complex="normal"/>
    </style:style>
    <style:style style:name="P5" style:family="paragraph" style:parent-style-name="Standard">
      <style:paragraph-properties fo:margin-top="0in" fo:margin-bottom="0in" fo:line-height="100%"/>
      <style:text-properties fo:font-weight="bold" fo:background-color="transparent" style:font-weight-asian="bold" style:font-weight-complex="bold"/>
    </style:style>
    <style:style style:name="P6" style:family="paragraph" style:parent-style-name="Standard">
      <style:paragraph-properties fo:margin-top="0in" fo:margin-bottom="0in" fo:line-height="100%" fo:text-align="justify" style:justify-single-word="false"/>
      <style:text-properties fo:font-weight="bold" fo:background-color="transparent" style:font-weight-asian="bold" style:font-weight-complex="bold"/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fo:background-color="transparent" style:font-weight-asian="bold" style:font-weight-complex="bold"/>
    </style:style>
    <style:style style:name="P8" style:family="paragraph" style:parent-style-name="Standard">
      <style:paragraph-properties fo:margin-top="0in" fo:margin-bottom="0in" fo:line-height="100%"/>
      <style:text-properties fo:font-weight="normal" fo:background-color="transparent" style:font-weight-asian="normal" style:font-weight-complex="normal"/>
    </style:style>
    <style:style style:name="P9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fo:background-color="transparent" style:font-weight-asian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font-weight="bold" fo:background-color="transparent" style:font-weight-asian="bold" style:font-weight-complex="bold"/>
    </style:style>
    <style:style style:name="P11" style:family="paragraph" style:parent-style-name="HTML_20_Preformatted">
      <style:paragraph-properties style:line-height-at-least="0.25in"/>
    </style:style>
    <style:style style:name="P12" style:family="paragraph" style:parent-style-name="HTML_20_Preformatted">
      <style:paragraph-properties style:line-height-at-least="0.25in" fo:text-align="center" style:justify-single-word="false"/>
    </style:style>
    <style:style style:name="P13" style:family="paragraph" style:parent-style-name="HTML_20_Preformatted">
      <style:paragraph-properties style:line-height-at-least="0.25in" fo:text-align="justify" style:justify-single-word="false"/>
    </style:style>
    <style:style style:name="P14" style:family="paragraph" style:parent-style-name="HTML_20_Preformatted">
      <style:paragraph-properties style:line-height-at-least="0.25in"/>
      <style:text-properties style:font-name="Times New Roman" fo:font-size="12pt" fo:font-weight="normal" fo:background-color="transparent" style:font-size-asian="12pt" style:font-weight-asian="normal" style:font-name-complex="Times New Roman1" style:font-size-complex="12pt" style:font-weight-complex="normal"/>
    </style:style>
    <style:style style:name="P15" style:family="paragraph" style:parent-style-name="HTML_20_Preformatted">
      <style:paragraph-properties fo:text-align="justify" style:justify-single-word="false"/>
      <style:text-properties style:font-name="Times New Roman" fo:font-size="12pt" fo:font-weight="normal" fo:background-color="transparent" style:font-size-asian="12pt" style:font-weight-asian="normal" style:font-name-complex="Times New Roman1" style:font-size-complex="12pt" style:font-weight-complex="normal"/>
    </style:style>
    <style:style style:name="P16" style:family="paragraph" style:parent-style-name="HTML_20_Preformatted">
      <style:text-properties style:font-name="Times New Roman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HTML_20_Preformatted">
      <style:text-properties fo:font-weight="bold" fo:background-color="transparent" style:font-weight-asian="bold" style:font-weight-complex="bold"/>
    </style:style>
    <style:style style:name="P18" style:family="paragraph" style:parent-style-name="HTML_20_Preformatted">
      <style:paragraph-properties style:line-height-at-least="0.25in"/>
      <style:text-properties fo:font-weight="bold" fo:background-color="transparent" style:font-weight-asian="bold" style:font-weight-complex="bold"/>
    </style:style>
    <style:style style:name="P19" style:family="paragraph" style:parent-style-name="HTML_20_Preformatted">
      <style:paragraph-properties fo:text-align="justify" style:justify-single-word="false"/>
      <style:text-properties fo:font-weight="bold" fo:background-color="transparent" style:font-weight-asian="bold" style:font-weight-complex="bold"/>
    </style:style>
    <style:style style:name="P20" style:family="paragraph" style:parent-style-name="HTML_20_Preformatted" style:list-style-name="WWNum2">
      <style:paragraph-properties style:line-height-at-least="0.25in"/>
      <style:text-properties fo:font-weight="normal" fo:background-color="transparent" style:font-weight-asian="normal" style:font-weight-complex="normal"/>
    </style:style>
    <style:style style:name="P21" style:family="paragraph" style:parent-style-name="HTML_20_Preformatted">
      <style:paragraph-properties fo:line-height="115%"/>
      <style:text-properties fo:font-weight="normal" fo:background-color="transparent" style:font-weight-asian="normal" style:font-weight-complex="normal"/>
    </style:style>
    <style:style style:name="P22" style:family="paragraph" style:parent-style-name="HTML_20_Preformatted">
      <style:paragraph-properties fo:margin-left="0.8854in" fo:margin-right="0in" style:line-height-at-least="0.25in" fo:text-indent="0in" style:auto-text-indent="false"/>
      <style:text-properties style:font-name="Times New Roman" fo:font-size="12pt" fo:font-weight="normal" fo:background-color="transparent" style:font-size-asian="12pt" style:font-weight-asian="normal" style:font-name-complex="Times New Roman1" style:font-size-complex="12pt" style:font-weight-complex="normal"/>
    </style:style>
    <style:style style:name="P23" style:family="paragraph" style:parent-style-name="HTML_20_Preformatted">
      <style:paragraph-properties fo:margin-left="0.25in" fo:margin-right="0in" style:line-height-at-least="0.2083in" fo:text-indent="0in" style:auto-text-indent="false"/>
      <style:text-properties fo:font-weight="bold" fo:background-color="transparent" style:font-weight-asian="bold" style:font-weight-complex="bold"/>
    </style:style>
    <style:style style:name="P24" style:family="paragraph" style:parent-style-name="HTML_20_Preformatted" style:master-page-name="Standard">
      <style:paragraph-properties style:line-height-at-least="0.25in" fo:text-align="center" style:justify-single-word="false" style:page-number="auto"/>
    </style:style>
    <style:style style:name="P25" style:family="paragraph" style:parent-style-name="HTML_20_Preformatted">
      <style:paragraph-properties fo:margin-left="0in" fo:margin-right="0in" style:line-height-at-least="0.2083in" fo:text-indent="0in" style:auto-text-indent="false"/>
      <style:text-properties fo:font-weight="bold" fo:background-color="transparent" style:font-weight-asian="bold" style:font-weight-complex="bold"/>
    </style:style>
    <style:style style:name="P26" style:family="paragraph" style:parent-style-name="Normal_20__28_Web_29_">
      <style:paragraph-properties fo:margin-top="0in" fo:margin-bottom="0.2083in" style:line-height-at-least="0.2665in" fo:background-color="#ffffff">
        <style:background-image/>
      </style:paragraph-properties>
      <style:text-properties fo:background-color="transparent"/>
    </style:style>
    <style:style style:name="P27" style:family="paragraph" style:parent-style-name="Normal_20__28_Web_29_">
      <style:paragraph-properties fo:margin-top="0in" fo:margin-bottom="0.2083in" style:line-height-at-least="0.2665in" fo:background-color="#ffffff">
        <style:background-image/>
      </style:paragraph-properties>
      <style:text-properties fo:font-weight="bold" fo:background-color="transparent" style:font-weight-asian="bold" style:font-weight-complex="bold"/>
    </style:style>
    <style:style style:name="P28" style:family="paragraph" style:parent-style-name="Normal_20__28_Web_29_">
      <style:paragraph-properties fo:margin-top="0in" fo:margin-bottom="0.2083in" fo:line-height="115%" fo:background-color="#ffffff">
        <style:background-image/>
      </style:paragraph-properties>
      <style:text-properties fo:font-weight="normal" fo:background-color="transparent" style:font-weight-asian="normal" style:font-weight-complex="normal"/>
    </style:style>
    <style:style style:name="P29" style:family="paragraph" style:parent-style-name="Normal_20__28_Web_29_">
      <style:paragraph-properties fo:margin-top="0in" fo:margin-bottom="0.2083in" fo:text-align="justify" style:justify-single-word="false" fo:background-color="#ffffff">
        <style:background-image/>
      </style:paragraph-properties>
      <style:text-properties fo:font-weight="normal" fo:background-color="transparent" style:font-weight-asian="normal" style:font-weight-complex="normal"/>
    </style:style>
    <style:style style:name="P30" style:family="paragraph" style:parent-style-name="Normal_20__28_Web_29_">
      <style:paragraph-properties fo:margin-top="0in" fo:margin-bottom="0.2083in" style:line-height-at-least="0.2665in" fo:background-color="#ffffff">
        <style:background-image/>
      </style:paragraph-properties>
      <style:text-properties fo:font-weight="normal" fo:background-color="transparent" style:font-weight-asian="normal" style:font-weight-complex="normal"/>
    </style:style>
    <style:style style:name="P31" style:family="paragraph" style:parent-style-name="Normal_20__28_Web_29_">
      <style:paragraph-properties fo:margin-top="0in" fo:margin-bottom="0.1043in" style:line-height-at-least="0.25in"/>
      <style:text-properties fo:font-weight="bold" fo:background-color="transparent" style:font-weight-asian="bold" style:font-weight-complex="bold"/>
    </style:style>
    <style:style style:name="P32" style:family="paragraph" style:parent-style-name="Normal_20__28_Web_29_">
      <style:paragraph-properties fo:margin-left="0.25in" fo:margin-right="0in" fo:margin-top="0in" fo:margin-bottom="0.1043in" style:line-height-at-least="0.25in" fo:text-indent="0in" style:auto-text-indent="false"/>
      <style:text-properties fo:font-weight="bold" fo:background-color="transparent" style:font-weight-asian="bold" style:font-weight-complex="bold"/>
    </style:style>
    <style:style style:name="P33" style:family="paragraph" style:parent-style-name="Normal_20__28_Web_29_">
      <style:paragraph-properties fo:margin-left="0.25in" fo:margin-right="0in" fo:margin-top="0in" fo:margin-bottom="0.1043in" style:line-height-at-least="0.25in" fo:text-indent="0in" style:auto-text-indent="false"/>
      <style:text-properties fo:font-weight="normal" fo:background-color="transparent" style:font-weight-asian="normal" style:font-weight-complex="normal"/>
    </style:style>
    <style:style style:name="P34" style:family="paragraph" style:parent-style-name="List_20_Paragraph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555555" style:font-name="Arial1" fo:font-size="10.5pt" fo:font-weight="normal" fo:background-color="transparent" style:font-size-asian="10.5pt" style:font-weight-asian="normal" style:font-name-complex="Arial2" style:font-size-complex="10.5pt" style:font-weight-complex="normal"/>
    </style:style>
    <style:style style:name="P35" style:family="paragraph" style:parent-style-name="List_20_Paragraph" style:list-style-name="WWNum5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fo:background-color="transparent" style:font-weight-asian="normal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fo:background-color="#ffff00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fo:background-color="#ffff00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bold" fo:background-color="#ffff00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fo:background-color="transparent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fo:background-color="transparent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background-color="#ffff00" style:font-size-asian="12pt" style:font-name-complex="Times New Roman1" style:font-size-complex="12pt"/>
    </style:style>
    <style:style style:name="T12" style:family="text">
      <style:text-properties style:font-name="Times New Roman" fo:font-size="12pt" fo:background-color="#ffff00" style:font-size-asian="12pt" style:font-name-complex="Times New Roman1" style:font-size-complex="12pt" style:font-weight-complex="bold"/>
    </style:style>
    <style:style style:name="T13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4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fo:background-color="transparent" style:font-size-asian="12pt" style:font-name-complex="Times New Roman1" style:font-size-complex="12pt"/>
    </style:style>
    <style:style style:name="T17" style:family="text">
      <style:text-properties style:font-name="Times New Roman" fo:font-size="12pt" fo:background-color="transparent" style:font-size-asian="12pt" style:font-name-complex="Times New Roman1" style:font-size-complex="12pt" style:font-weight-complex="bold"/>
    </style:style>
    <style:style style:name="T18" style:family="text">
      <style:text-properties style:font-name="Times New Roman" fo:font-size="12pt" fo:font-weight="normal" fo:background-color="transparent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weight-complex="bold"/>
    </style:style>
    <style:style style:name="T22" style:family="text">
      <style:text-properties fo:background-color="#ffff00"/>
    </style:style>
    <style:style style:name="T23" style:family="text">
      <style:text-properties fo:background-color="#ffff00" style:font-weight-complex="bold"/>
    </style:style>
    <style:style style:name="T24" style:family="text">
      <style:text-properties fo:color="#555555" style:font-name="Arial1" fo:font-size="10.5pt" style:font-size-asian="10.5pt" style:font-name-complex="Arial2" style:font-size-complex="10.5pt"/>
    </style:style>
    <style:style style:name="T25" style:family="text">
      <style:text-properties fo:color="#555555" style:font-name="Arial1" fo:font-size="10.5pt" fo:font-weight="bold" style:font-size-asian="10.5pt" style:font-weight-asian="bold" style:font-name-complex="Arial2" style:font-size-complex="10.5pt"/>
    </style:style>
    <style:style style:name="T26" style:family="text">
      <style:text-properties fo:color="#555555" style:font-name="Arial1" fo:font-size="10.5pt" fo:font-weight="bold" style:font-size-asian="10.5pt" style:font-weight-asian="bold" style:font-name-complex="Arial2" style:font-size-complex="10.5pt" style:font-weight-complex="bold"/>
    </style:style>
    <style:style style:name="T27" style:family="text">
      <style:text-properties fo:color="#555555" style:font-name="Arial1" fo:font-size="10.5pt" fo:font-weight="bold" fo:background-color="#ffff00" style:font-size-asian="10.5pt" style:font-weight-asian="bold" style:font-name-complex="Arial2" style:font-size-complex="10.5pt"/>
    </style:style>
    <style:style style:name="T28" style:family="text">
      <style:text-properties fo:color="#555555" style:font-name="Arial1" fo:font-size="10.5pt" fo:background-color="#ffff00" style:font-size-asian="10.5pt" style:font-name-complex="Arial2" style:font-size-complex="10.5pt"/>
    </style:style>
    <style:style style:name="T29" style:family="text">
      <style:text-properties fo:color="#7f0055" style:font-name="Consolas" fo:font-size="12pt" style:font-size-asian="12pt" style:font-name-complex="Consolas1" style:font-size-complex="12pt"/>
    </style:style>
    <style:style style:name="T30" style:family="text">
      <style:text-properties fo:color="#7f0055" style:font-name="Consolas" fo:font-size="12pt" fo:font-weight="bold" style:font-size-asian="12pt" style:font-weight-asian="bold" style:font-name-complex="Consolas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key"><text:span text:style-name="T18">TEST – Opreators</text:span></text:span></text:p>
      <text:p text:style-name="P12"><text:bookmark text:name="_GoBack"/><text:span text:style-name="key"><text:span text:style-name="T18"/></text:span></text:p>
      <text:p text:style-name="P13"><text:span text:style-name="key"><text:span text:style-name="T10">1. </text:span></text:span><text:span text:style-name="T10">What will be the value of "x" after execution ?</text:span></text:p>
      <text:p text:style-name="P13"><text:span text:style-name="key"><text:span text:style-name="T10"><text:s text:c="5"/>int</text:span></text:span><text:span text:style-name="HTML_20_Code"><text:span text:style-name="T10"> </text:span></text:span><text:span text:style-name="args"><text:span text:style-name="T10">x</text:span></text:span><text:span text:style-name="HTML_20_Code"><text:span text:style-name="T10"> = 0, </text:span></text:span><text:span text:style-name="args"><text:span text:style-name="T10">y</text:span></text:span><text:span text:style-name="HTML_20_Code"><text:span text:style-name="T10"> = 0 , </text:span></text:span><text:span text:style-name="args"><text:span text:style-name="T10">z</text:span></text:span><text:span text:style-name="HTML_20_Code"><text:span text:style-name="T10"> = 0 ;</text:span></text:span></text:p>
      <text:p text:style-name="P13"><text:span text:style-name="args"><text:span text:style-name="T10"><text:s text:c="5"/>x</text:span></text:span><text:span text:style-name="HTML_20_Code"><text:span text:style-name="T10"> = (++</text:span></text:span><text:span text:style-name="args"><text:span text:style-name="T10">x</text:span></text:span><text:span text:style-name="HTML_20_Code"><text:span text:style-name="T10"> + </text:span></text:span><text:span text:style-name="args"><text:span text:style-name="T10">y</text:span></text:span><text:span text:style-name="HTML_20_Code"><text:span text:style-name="T10">-- ) * </text:span></text:span><text:span text:style-name="args"><text:span text:style-name="T10">z</text:span></text:span><text:span text:style-name="HTML_20_Code"><text:span text:style-name="T10">++;</text:span></text:span></text:p>
      <text:p text:style-name="P13"><text:span text:style-name="HTML_20_Code"><text:span text:style-name="T18"/></text:span></text:p>
      <text:list xml:id="list2611328525450757415" text:style-name="WWNum2">
        <text:list-item>
          <text:p text:style-name="P20"><text:span text:style-name="T1">2 <text:s text:c="4"/>b. -1 <text:s text:c="2"/><text:tab/></text:span><text:span text:style-name="T1">c. 0</text:span><text:span text:style-name="T1"> <text:s/><text:tab/>d. 1<text:tab/></text:span></text:p>
        </text:list-item>
      </text:list>
      <text:p text:style-name="P22"/>
      <text:p text:style-name="P18"><text:span text:style-name="T1">2. </text:span><text:span text:style-name="T1">What will be the output of the above fraction of code ?</text:span></text:p>
      <text:p text:style-name="P11"><text:span text:style-name="T10"><text:s text:c="4"/></text:span><text:span text:style-name="key"><text:span text:style-name="T10">int</text:span></text:span><text:span text:style-name="HTML_20_Code"><text:span text:style-name="T10"> ++</text:span></text:span><text:span text:style-name="args"><text:span text:style-name="T10">a</text:span></text:span><text:span text:style-name="HTML_20_Code"><text:span text:style-name="T10"> = 100 ; </text:span></text:span></text:p>
      <text:p text:style-name="P11"><text:span text:style-name="HTML_20_Code"><text:span text:style-name="T10"><text:s text:c="4"/>System.</text:span></text:span><text:span text:style-name="args"><text:span text:style-name="T10">out</text:span></text:span><text:span text:style-name="HTML_20_Code"><text:span text:style-name="T10">.println( ++</text:span></text:span><text:span text:style-name="args"><text:span text:style-name="T10">a</text:span></text:span><text:span text:style-name="HTML_20_Code"><text:span text:style-name="T10"> ) ;</text:span></text:span></text:p>
      <text:p text:style-name="P14"/>
      <text:p text:style-name="P21"><text:span text:style-name="T1"><text:s text:c="4"/>a. 100 <text:s/></text:span></text:p>
      <text:p text:style-name="P28"><text:s text:c="4"/>b. Displays error as ++a is not enclosed in double quotes in println statement</text:p>
      <text:p text:style-name="P29">c. Compiler displays error as ++a is not a valid identifier   </text:p>
      <text:p text:style-name="P28"><text:s/>d. None of these</text:p>
      <text:p text:style-name="P8"><text:span text:style-name="T1"><text:s/></text:span><text:span text:style-name="T4">3. What would be output after compiling and running following code?</text:span></text:p>
      <text:p text:style-name="P6"><text:span text:style-name="T1"><text:s text:c="2"/>int</text:span><text:span text:style-name="T1"> x =10,y=10;</text:span></text:p>
      <text:p text:style-name="P6"><text:span text:style-name="T1"><text:s text:c="2"/>x *= 3 + 7;</text:span></text:p>
      <text:p text:style-name="P6"><text:span text:style-name="T1"><text:s text:c="2"/>System.</text:span><text:span text:style-name="T13">out</text:span><text:span text:style-name="T1">.println(x);</text:span></text:p>
      <text:p text:style-name="P6"><text:span text:style-name="T1"><text:s text:c="2"/>y = y*3 + 7;</text:span></text:p>
      <text:p text:style-name="P19"><text:span text:style-name="T1"><text:s text:c="2"/>System.</text:span><text:span text:style-name="T13">out</text:span><text:span text:style-name="T1">.println(y);</text:span></text:p>
      <text:p text:style-name="P15"/>
      <text:p text:style-name="P30">a. 100 37</text:p>
      <text:p text:style-name="P30">b. 37 37</text:p>
      <text:p text:style-name="P30">c. <text:s/>Compilation fails with an error at line 4</text:p>
      <text:p text:style-name="P30">d. None of These</text:p>
      <text:p text:style-name="P27">4. Determine Output:</text:p>
      <text:p text:style-name="P11"><text:span text:style-name="key"><text:span text:style-name="T10">public class</text:span></text:span><text:span text:style-name="HTML_20_Code"><text:span text:style-name="T10"> Test</text:span></text:span><text:span text:style-name="braces"><text:span text:style-name="T10">{</text:span></text:span></text:p>
      <text:p text:style-name="P11"><text:span text:style-name="HTML_20_Code"><text:span text:style-name="T10"><text:s text:c="6"/></text:span></text:span><text:span text:style-name="key"><text:span text:style-name="T10">public static void</text:span></text:span><text:span text:style-name="HTML_20_Code"><text:span text:style-name="T10"> main(String... </text:span></text:span><text:span text:style-name="args"><text:span text:style-name="T10">args</text:span></text:span><text:span text:style-name="HTML_20_Code"><text:span text:style-name="T10">)</text:span></text:span><text:span text:style-name="braces"><text:span text:style-name="T10">{</text:span></text:span></text:p>
      <text:p text:style-name="P11"><text:span text:style-name="HTML_20_Code"><text:span text:style-name="T10"><text:s text:c="12"/></text:span></text:span><text:span text:style-name="key"><text:span text:style-name="T10">int</text:span></text:span><text:span text:style-name="HTML_20_Code"><text:span text:style-name="T10"> </text:span></text:span><text:span text:style-name="args"><text:span text:style-name="T10">a</text:span></text:span><text:span text:style-name="HTML_20_Code"><text:span text:style-name="T10">=5 , </text:span></text:span><text:span text:style-name="args"><text:span text:style-name="T10">b</text:span></text:span><text:span text:style-name="HTML_20_Code"><text:span text:style-name="T10">=6, </text:span></text:span><text:span text:style-name="args"><text:span text:style-name="T10">c</text:span></text:span><text:span text:style-name="HTML_20_Code"><text:span text:style-name="T10">=7;</text:span></text:span></text:p>
      <text:p text:style-name="P11"><text:soft-page-break/><text:span text:style-name="HTML_20_Code"><text:span text:style-name="T10"><text:s text:c="12"/>System.</text:span></text:span><text:span text:style-name="args"><text:span text:style-name="T10">out</text:span></text:span><text:span text:style-name="HTML_20_Code"><text:span text:style-name="T10">.println("</text:span></text:span><text:span text:style-name="args"><text:span text:style-name="T10">Value is</text:span></text:span><text:span text:style-name="HTML_20_Code"><text:span text:style-name="T10"> "+ </text:span></text:span><text:span text:style-name="args"><text:span text:style-name="T10">b</text:span></text:span><text:span text:style-name="HTML_20_Code"><text:span text:style-name="T10"> + </text:span></text:span><text:span text:style-name="args"><text:span text:style-name="T10">c</text:span></text:span><text:span text:style-name="HTML_20_Code"><text:span text:style-name="T10">);</text:span></text:span></text:p>
      <text:p text:style-name="P11"><text:span text:style-name="HTML_20_Code"><text:span text:style-name="T10"><text:s text:c="12"/>System.</text:span></text:span><text:span text:style-name="args"><text:span text:style-name="T10">out</text:span></text:span><text:span text:style-name="HTML_20_Code"><text:span text:style-name="T10">.println(</text:span></text:span><text:span text:style-name="args"><text:span text:style-name="T10">a</text:span></text:span><text:span text:style-name="HTML_20_Code"><text:span text:style-name="T10"> + </text:span></text:span><text:span text:style-name="args"><text:span text:style-name="T10">b</text:span></text:span><text:span text:style-name="HTML_20_Code"><text:span text:style-name="T10"> + </text:span></text:span><text:span text:style-name="args"><text:span text:style-name="T10">c</text:span></text:span><text:span text:style-name="HTML_20_Code"><text:span text:style-name="T10">);</text:span></text:span></text:p>
      <text:p text:style-name="P11"><text:span text:style-name="HTML_20_Code"><text:span text:style-name="T10"><text:s text:c="12"/>System.</text:span></text:span><text:span text:style-name="args"><text:span text:style-name="T10">out</text:span></text:span><text:span text:style-name="HTML_20_Code"><text:span text:style-name="T10">.println("</text:span></text:span><text:span text:style-name="args"><text:span text:style-name="T10">String</text:span></text:span><text:span text:style-name="HTML_20_Code"><text:span text:style-name="T10"> " + (</text:span></text:span><text:span text:style-name="args"><text:span text:style-name="T10">b</text:span></text:span><text:span text:style-name="HTML_20_Code"><text:span text:style-name="T10">+</text:span></text:span><text:span text:style-name="args"><text:span text:style-name="T10">c</text:span></text:span><text:span text:style-name="HTML_20_Code"><text:span text:style-name="T10">));</text:span></text:span></text:p>
      <text:p text:style-name="P11"><text:span text:style-name="HTML_20_Code"><text:span text:style-name="T10"><text:s text:c="6"/></text:span></text:span><text:span text:style-name="braces"><text:span text:style-name="T10">}</text:span></text:span></text:p>
      <text:p text:style-name="P11"><text:span text:style-name="braces"><text:span text:style-name="T10">}</text:span></text:span></text:p>
      <text:p text:style-name="P30">a. Value is 67 18 String 13</text:p>
      <text:p text:style-name="P30">b. Value is 13 18 String 13</text:p>
      <text:p text:style-name="P30">c. <text:s/>Value is 13 18 String</text:p>
      <text:p text:style-name="P30">d. Compilation fails</text:p>
      <text:p text:style-name="P17"><text:span text:style-name="T1">5. public class ExampleA {</text:span></text:p>
      <text:p text:style-name="P7"><text:span text:style-name="T15"><text:s text:c="2"/>public static void main(String[] args) {</text:span></text:p>
      <text:p text:style-name="P7"><text:span text:style-name="T15"><text:s text:c="4"/>int a = 10;</text:span></text:p>
      <text:p text:style-name="P7"><text:span text:style-name="T15"><text:s text:c="4"/>int b = a;</text:span></text:p>
      <text:p text:style-name="P7"><text:span text:style-name="T15"><text:s text:c="4"/>System.out.println("The value of b is: "+ b);</text:span></text:p>
      <text:p text:style-name="P7"><text:span text:style-name="T15"><text:s text:c="2"/>}</text:span></text:p>
      <text:p text:style-name="P7"><text:span text:style-name="T15">}</text:span></text:p>
      <text:p text:style-name="P1"><text:span text:style-name="T1"/></text:p>
      <text:p text:style-name="P17"><text:span text:style-name="T1">6. public class ExampleB {</text:span></text:p>
      <text:p text:style-name="P7"><text:span text:style-name="T15"><text:s text:c="2"/>public static void main(String[] args) {</text:span></text:p>
      <text:p text:style-name="P7"><text:span text:style-name="T15"><text:s text:c="4"/>int a = 10;</text:span></text:p>
      <text:p text:style-name="P7"><text:span text:style-name="T15"><text:s text:c="4"/>int b = a;</text:span></text:p>
      <text:p text:style-name="P7"><text:span text:style-name="T15"><text:s text:c="4"/>a = 15;</text:span></text:p>
      <text:p text:style-name="P7"><text:span text:style-name="T15"><text:s text:c="4"/>System.out.println("The value of b is: "+ b);</text:span></text:p>
      <text:p text:style-name="P7"><text:span text:style-name="T15"><text:s text:c="2"/>}</text:span></text:p>
      <text:p text:style-name="P7"><text:span text:style-name="T15">}</text:span></text:p>
      <text:p text:style-name="P16"/>
      <text:p text:style-name="P7"><text:span text:style-name="T15">7. </text:span><text:span text:style-name="T1">Determine Output:</text:span></text:p>
      <text:p text:style-name="P7"><text:span text:style-name="T15"><text:s text:c="3"/>public class ExampleC {</text:span></text:p>
      <text:p text:style-name="P7"><text:span text:style-name="T15"><text:s text:c="5"/>public static void main(String[] args) {</text:span></text:p>
      <text:p text:style-name="P7"><text:span text:style-name="T15"><text:s text:c="4"/><text:tab/>int a = 10;</text:span></text:p>
      <text:p text:style-name="P7"><text:span text:style-name="T15"><text:s text:c="2"/><text:tab/>int b = A;</text:span></text:p>
      <text:p text:style-name="P7"><text:span text:style-name="T15"><text:s text:c="3"/><text:tab/>System.out.println("The value of b is: "+ b);</text:span></text:p>
      <text:p text:style-name="P7"><text:span text:style-name="T15"><text:s text:c="2"/>}</text:span></text:p>
      <text:p text:style-name="P7"><text:span text:style-name="T15">}</text:span></text:p>
      <text:p text:style-name="P1"><text:span text:style-name="T1"><text:s/></text:span></text:p>
      <text:p text:style-name="P7"><text:span text:style-name="T15">8. public class ExampleD {</text:span></text:p>
      <text:p text:style-name="P7"><text:span text:style-name="T15"><text:s text:c="2"/>public static void main(String[] args) {</text:span></text:p>
      <text:p text:style-name="P7"><text:soft-page-break/><text:span text:style-name="T15"><text:s text:c="4"/>int a = 20;</text:span></text:p>
      <text:p text:style-name="P7"><text:span text:style-name="T15"><text:s text:c="4"/>int b = 15;</text:span></text:p>
      <text:p text:style-name="P7"><text:span text:style-name="T15"><text:s text:c="4"/>int c = a + b;</text:span></text:p>
      <text:p text:style-name="P7"><text:span text:style-name="T15"><text:s text:c="4"/>System.out.println("The value of c is: "+ c);</text:span></text:p>
      <text:p text:style-name="P7"><text:span text:style-name="T15"><text:s text:c="2"/>}</text:span></text:p>
      <text:p text:style-name="P7"><text:span text:style-name="T15">}</text:span></text:p>
      <text:p text:style-name="P16"/>
      <text:p text:style-name="P7"><text:span text:style-name="T15">9. public class ExampleE {</text:span></text:p>
      <text:p text:style-name="P7"><text:span text:style-name="T15"><text:s text:c="2"/>public static void main(String[] args) {</text:span></text:p>
      <text:p text:style-name="P7"><text:span text:style-name="T15"><text:s text:c="4"/>int 1a = 10;</text:span></text:p>
      <text:p text:style-name="P7"><text:span text:style-name="T15"><text:s text:c="4"/>System.out.println("The value of 1a is: "+ 1a);</text:span></text:p>
      <text:p text:style-name="P7"><text:span text:style-name="T15"><text:s text:c="2"/>}</text:span></text:p>
      <text:p text:style-name="P7"><text:span text:style-name="T15">}</text:span></text:p>
      <text:p text:style-name="P3"/>
      <text:p text:style-name="P9"><text:span text:style-name="T4">10.</text:span><text:span text:style-name="T26"> Decrement operator, −−, decreases value of variable by what number?</text:span><text:span text:style-name="T24"><text:line-break/>a) 1<text:line-break/>b) 2<text:line-break/>c) 3<text:line-break/>d) 4</text:span></text:p>
      <text:p text:style-name="P4"/>
      <text:p text:style-name="P7"><text:span text:style-name="T24">11</text:span><text:span text:style-name="T24">.</text:span><text:span text:style-name="T29"> </text:span><text:span text:style-name="T15">Determine Output:</text:span></text:p>
      <text:p text:style-name="P10"><text:span text:style-name="T15">public class operatorsPercedence {</text:span></text:p>
      <text:p text:style-name="P5"><text:span text:style-name="T15"><text:tab/>public static void main(String[] args) {</text:span></text:p>
      <text:p text:style-name="P5"><text:span text:style-name="T15"><text:tab/><text:tab/>int x = 5;</text:span></text:p>
      <text:p text:style-name="P5"><text:span text:style-name="T15"><text:tab/><text:tab/>int y = 10;</text:span></text:p>
      <text:p text:style-name="P5"><text:span text:style-name="T15"><text:tab/><text:tab/>int z = ++x * y--;</text:span></text:p>
      <text:p text:style-name="P5"><text:span text:style-name="T15"><text:tab/><text:tab/>System.out.println(x);</text:span></text:p>
      <text:p text:style-name="P5"><text:span text:style-name="T15"><text:tab/><text:tab/>System.out.println(y);</text:span></text:p>
      <text:p text:style-name="P5"><text:span text:style-name="T15"><text:tab/><text:tab/>System.out.println(z);</text:span></text:p>
      <text:p text:style-name="P5"><text:span text:style-name="T15"><text:tab/></text:span></text:p>
      <text:p text:style-name="P5"><text:span text:style-name="T15"><text:tab/>}</text:span></text:p>
      <text:p text:style-name="P7"><text:span text:style-name="T15">}</text:span></text:p>
      <text:p text:style-name="P7"><text:span text:style-name="T15"/></text:p>
      <text:p text:style-name="P2"/>
      <text:p text:style-name="P31">12. What is the output of this program?</text:p>
      <text:p text:style-name="P23"><text:span text:style-name="T1"><text:s text:c="4"/>class increment </text:span></text:p>
      <text:p text:style-name="P23"><text:span text:style-name="T1"><text:s text:c="4"/>{</text:span></text:p>
      <text:p text:style-name="P23"><text:span text:style-name="T1"><text:s text:c="8"/>public static void main(String args[]) </text:span></text:p>
      <text:p text:style-name="P23"><text:span text:style-name="T1"><text:s text:c="8"/>{ <text:s text:c="7"/></text:span></text:p>
      <text:p text:style-name="P23"><text:span text:style-name="T1"><text:s text:c="13"/>int g = 3;</text:span></text:p>
      <text:p text:style-name="P23"><text:span text:style-name="T1"><text:s text:c="13"/>System.out.print(++g * 8);</text:span></text:p>
      <text:p text:style-name="P23"><text:span text:style-name="T1"><text:s text:c="8"/>} </text:span></text:p>
      <text:p text:style-name="P23"><text:span text:style-name="T1"><text:s text:c="4"/>}</text:span></text:p>
      <text:p text:style-name="P25"><text:span text:style-name="T3"/></text:p>
      <text:p text:style-name="P25"><text:span text:style-name="T3"/></text:p>
      <text:list xml:id="list6491859763611014460" text:style-name="WWNum5">
        <text:list-item>
          <text:p text:style-name="P35"><text:soft-page-break/><text:span text:style-name="T24">25</text:span></text:p>
        </text:list-item>
        <text:list-item>
          <text:p text:style-name="P35"><text:span text:style-name="T24">24</text:span></text:p>
        </text:list-item>
        <text:list-item>
          <text:p text:style-name="P35"><text:span text:style-name="T24"><text:s/>32</text:span></text:p>
        </text:list-item>
        <text:list-item>
          <text:p text:style-name="P35"><text:span text:style-name="T24"><text:s/>33</text:span></text:p>
        </text:list-item>
      </text:list>
      <text:p text:style-name="P34"/>
      <text:p text:style-name="P32">13.<text:span text:style-name="T24"> </text:span>What is the output of this program?</text:p>
      <text:p text:style-name="P23"><text:span text:style-name="T1"><text:s text:c="4"/></text:span><text:span text:style-name="T1">class</text:span><text:span text:style-name="T1"> Output </text:span></text:p>
      <text:p text:style-name="P23"><text:span text:style-name="T1"><text:s text:c="4"/>{</text:span></text:p>
      <text:p text:style-name="P23"><text:span text:style-name="T1"><text:s text:c="8"/></text:span><text:span text:style-name="T1">public</text:span><text:span text:style-name="T1"> </text:span><text:span text:style-name="T1">static</text:span><text:span text:style-name="T1"> </text:span><text:span text:style-name="T1">void</text:span><text:span text:style-name="T1"> main(String args[]) </text:span></text:p>
      <text:p text:style-name="P23"><text:span text:style-name="T1"><text:s text:c="8"/>{ <text:s text:c="3"/></text:span></text:p>
      <text:p text:style-name="P23"><text:span text:style-name="T1"><text:s text:c="13"/></text:span><text:span text:style-name="T1">int</text:span><text:span text:style-name="T1"> a = 1;</text:span></text:p>
      <text:p text:style-name="P23"><text:span text:style-name="T1"><text:s text:c="13"/></text:span><text:span text:style-name="T1">int</text:span><text:span text:style-name="T1"> b = 2;</text:span></text:p>
      <text:p text:style-name="P23"><text:span text:style-name="T1"><text:s text:c="13"/></text:span><text:span text:style-name="T1">int</text:span><text:span text:style-name="T1"> c;</text:span></text:p>
      <text:p text:style-name="P23"><text:span text:style-name="T1"><text:s text:c="13"/></text:span><text:span text:style-name="T1">int</text:span><text:span text:style-name="T1"> d;</text:span></text:p>
      <text:p text:style-name="P23"><text:span text:style-name="T1"><text:s text:c="13"/>c = ++b;</text:span></text:p>
      <text:p text:style-name="P23"><text:span text:style-name="T1"><text:s text:c="13"/>d = a++;</text:span></text:p>
      <text:p text:style-name="P23"><text:span text:style-name="T1"><text:s text:c="13"/>c++;</text:span></text:p>
      <text:p text:style-name="P23"><text:span text:style-name="T1"><text:s text:c="13"/>b++;</text:span></text:p>
      <text:p text:style-name="P23"><text:span text:style-name="T1"><text:s text:c="13"/>++a;</text:span></text:p>
      <text:p text:style-name="P23"><text:span text:style-name="T1"><text:s text:c="13"/>System.out.println(a + " " + b + " " + c);</text:span></text:p>
      <text:p text:style-name="P23"><text:span text:style-name="T1"><text:s text:c="8"/>} </text:span></text:p>
      <text:p text:style-name="P23"><text:span text:style-name="T1"><text:s text:c="4"/>}</text:span></text:p>
      <text:p text:style-name="P33"><text:span text:style-name="T24">a) 3 2 4<text:line-break/>b) 3 2 3<text:line-break/>c) 2 3 4<text:line-break/></text:span><text:span text:style-name="T24">d) 3 4 4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TML_20_Top_20_of_20_Form" style:display-name="HTML Top of Form" style:family="paragraph" style:parent-style-name="Standard" style:default-outline-level="" style:list-style-name="">
      <style:paragraph-properties fo:margin-top="0in" fo:margin-bottom="0in" fo:text-align="center" style:justify-single-word="false" fo:padding-left="0in" fo:padding-right="0in" fo:padding-top="0in" fo:padding-bottom="0.0138in" fo:border-left="none" fo:border-right="none" fo:border-top="none" fo:border-bottom="0.0102in solid #00000a"/>
      <style:text-properties style:font-name="Arial1" fo:font-size="8pt" style:font-size-asian="8pt" style:font-name-complex="Arial2" style:font-size-complex="8pt" text:display="none"/>
    </style:style>
    <style:style style:name="HTML_20_Bottom_20_of_20_Form" style:display-name="HTML Bottom of Form" style:family="paragraph" style:parent-style-name="Standard" style:default-outline-level="" style:list-style-name="">
      <style:paragraph-properties fo:margin-top="0in" fo:margin-bottom="0in" fo:text-align="center" style:justify-single-word="false" fo:padding-left="0in" fo:padding-right="0in" fo:padding-top="0.0138in" fo:padding-bottom="0in" fo:border-left="none" fo:border-right="none" fo:border-top="0.0102in solid #00000a" fo:border-bottom="none"/>
      <style:text-properties style:font-name="Arial1" fo:font-size="8pt" style:font-size-asian="8pt" style:font-name-complex="Arial2" style:font-size-complex="8pt" text:display="none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key" style:family="text" style:parent-style-name="Default_20_Paragraph_20_Font"/>
    <style:style style:name="args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1" fo:font-size="8pt" style:font-size-asian="8pt" style:font-name-complex="Arial2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1" fo:font-size="8pt" style:font-size-asian="8pt" style:font-name-complex="Arial2" style:font-size-complex="8pt" text:display="none"/>
    </style:style>
    <style:style style:name="braces" style:family="text" style:parent-style-name="Default_20_Paragraph_20_Font"/>
    <style:style style:name="kwd" style:family="text" style:parent-style-name="Default_20_Paragraph_20_Font"/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lit" style:family="text" style:parent-style-name="Default_20_Paragraph_20_Font"/>
    <style:style style:name="kw1" style:family="text" style:parent-style-name="Default_20_Paragraph_20_Font"/>
    <style:style style:name="br0" style:family="text" style:parent-style-name="Default_20_Paragraph_20_Font"/>
    <style:style style:name="kw4" style:family="text" style:parent-style-name="Default_20_Paragraph_20_Font"/>
    <style:style style:name="kw3" style:family="text" style:parent-style-name="Default_20_Paragraph_20_Font"/>
    <style:style style:name="sy0" style:family="text" style:parent-style-name="Default_20_Paragraph_20_Font"/>
    <style:style style:name="nu0" style:family="text" style:parent-style-name="Default_20_Paragraph_20_Font"/>
    <style:style style:name="me1" style:family="text" style:parent-style-name="Default_20_Paragraph_20_Font"/>
    <style:style style:name="st0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885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385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54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3854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8854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3854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885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385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8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veta</meta:initial-creator>
    <meta:editing-cycles>3</meta:editing-cycles>
    <meta:creation-date>2018-02-25T18:11:00</meta:creation-date>
    <dc:date>2018-08-02T09:21:42.77</dc:date>
    <meta:editing-duration>PT3M52S</meta:editing-duration>
    <meta:generator>OpenOffice/4.1.3$Win32 OpenOffice.org_project/413m1$Build-9783</meta:generator>
    <meta:document-statistic meta:table-count="0" meta:image-count="0" meta:object-count="0" meta:page-count="4" meta:paragraph-count="117" meta:word-count="496" meta:character-count="27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